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s" fo:country="ES" style:font-name-complex="Arial"/>
    </style:style>
    <style:style style:name="P2" style:family="paragraph" style:parent-style-name="Heading_20_2" style:master-page-name="Standard">
      <style:paragraph-properties style:page-number="auto"/>
      <style:text-properties style:font-name="Arial" fo:language="es" fo:country="ES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A un olmo seco</text:h>
      <text:p text:style-name="P1"/>
      <text:p text:style-name="P1">Al olmo viejo, hendido por el rayo</text:p>
      <text:p text:style-name="P1">y en su mitad podrido,</text:p>
      <text:p text:style-name="P1">con las lluvias de abril y el sol de mayo,</text:p>
      <text:p text:style-name="P1">algunas hojas verdes le han salido.</text:p>
      <text:p text:style-name="P1"/>
      <text:p text:style-name="P1">¡El olmo centenario en la colina</text:p>
      <text:p text:style-name="P1">que lame el Duero! Un musgo amarillento</text:p>
      <text:p text:style-name="P1">le mancha la corteza blanquecina</text:p>
      <text:p text:style-name="P1">al tronco carcomido y polvoriento.</text:p>
      <text:p text:style-name="P1"/>
      <text:p text:style-name="P1">No será, cual los álamos cantores</text:p>
      <text:p text:style-name="P1">que guardan el camino y la ribera,</text:p>
      <text:p text:style-name="P1">habitado de pardos ruiseñores.</text:p>
      <text:p text:style-name="P1"/>
      <text:p text:style-name="P1">Ejército de hormigas en hilera</text:p>
      <text:p text:style-name="P1">va trepando por él, y en sus entrañas</text:p>
      <text:p text:style-name="P1">hunden sus telas grises las arañas.</text:p>
      <text:p text:style-name="P1"/>
      <text:p text:style-name="P1">Antes que te derribe, olmo del Duero,</text:p>
      <text:p text:style-name="P1">con su hacha el leñador, y el carpintero</text:p>
      <text:p text:style-name="P1">te convierta en melena de campana,</text:p>
      <text:p text:style-name="P1">lanza de carro o yugo de carreta;</text:p>
      <text:p text:style-name="P1">antes que, rojo en el hogar, mañana</text:p>
      <text:p text:style-name="P1">ardas, de alguna mísera caseta</text:p>
      <text:p text:style-name="P1">al borde de un camino;</text:p>
      <text:p text:style-name="P1">antes que te descuaje un torbellino</text:p>
      <text:p text:style-name="P1">y tronche el soplo de las sierras blancas;</text:p>
      <text:p text:style-name="P1">antes que el río hacia la mar te empuje,</text:p>
      <text:p text:style-name="P1">por valles y barrancas,</text:p>
      <text:p text:style-name="P1">olmo, quiero anotar en mi cartera</text:p>
      <text:p text:style-name="P1">la gracia de tu rama verdecida.</text:p>
      <text:p text:style-name="P1"/>
      <text:p text:style-name="P1">Mi corazón espera</text:p>
      <text:p text:style-name="P1">también hacia la luz y hacia la vida,</text:p>
      <text:p text:style-name="P1">otro milagro de la primave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size-complex="24pt" style:font-weight-complex="bold"/>
    </style:style>
    <style:style style:name="cap" style:family="paragraph" style:parent-style-name="Heading_20_1" style:default-outline-level="" style:list-style-name="">
      <style:paragraph-properties fo:margin-top="0cm" fo:margin-bottom="0cm" loext:contextual-spacing="false"/>
      <style:text-properties fo:color="#000000" style:font-name="Arial Narrow" fo:font-family="'Arial Narrow'" style:font-family-generic="swiss" style:font-pitch="variable" fo:font-size="9pt" fo:font-style="italic" fo:font-weight="normal" style:letter-kerning="true" style:font-size-asian="9pt" style:font-style-asian="italic" style:font-weight-asian="normal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un olmo seco</dc:title>
    <meta:initial-creator>ibermudez</meta:initial-creator>
    <meta:creation-date>2003-09-16T22:35:00</meta:creation-date>
    <dc:creator>x</dc:creator>
    <dc:date>2003-10-10T11:58:00</dc:date>
    <meta:editing-cycles>3</meta:editing-cycles>
    <meta:editing-duration>PT1M</meta:editing-duration>
    <meta:document-statistic meta:table-count="0" meta:image-count="0" meta:object-count="0" meta:page-count="1" meta:paragraph-count="31" meta:word-count="191" meta:character-count="1000" meta:non-whitespace-character-count="840"/>
    <meta:generator>LibreOffice/4.4.3.2$Windows_x86 LibreOffice_project/88805f81e9fe61362df02b9941de8e38a9b5fd16</meta:generator>
  </office:meta>
</office:document-meta>
</file>